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ackground-color="#FF6600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 fo:background-color="#99FFCC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3" table:visibility="collapse"/>
        <table:table-column table:style-name="co2" table:default-cell-style-name="ce2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400" table:style-name="ce1">
            <text:p>1400</text:p>
          </table:table-cell>
          <table:table-cell table:number-columns-repeated="2" table:style-name="ce1"/>
          <table:table-cell office:value-type="float" office:value="1400" table:formula="of:=[.E2]" table:style-name="ce1">
            <text:p>14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4]" table:style-name="ce1">
            <text:p>6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200" table:style-name="ce1">
            <text:p>1200</text:p>
          </table:table-cell>
          <table:table-cell table:number-columns-repeated="2" table:style-name="ce1"/>
          <table:table-cell office:value-type="float" office:value="1200" table:formula="of:=[.E5]" table:style-name="ce1">
            <text:p>12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float" office:value="105" table:formula="of:=[.E7]" table:style-name="ce1">
            <text:p>105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9]" table:style-name="ce1">
            <text:p>5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10" table:formula="of:=[.E10]" table:style-name="ce1">
            <text:p>11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16" table:formula="of:=[.E11]*0.4" table:style-name="ce1">
            <text:p>1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table:number-columns-repeated="3" table:style-name="ce1"/>
          <table:table-cell office:value-type="float" office:value="0" table:formula="of:=[.E12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14]" table:style-name="ce1">
            <text:p>2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250" table:formula="of:=[.E21]" table:style-name="ce1">
            <text:p>2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230" table:style-name="ce1">
            <text:p>230</text:p>
          </table:table-cell>
          <table:table-cell table:number-columns-repeated="2" table:style-name="ce1"/>
          <table:table-cell office:value-type="float" office:value="230" table:formula="of:=[.E22]" table:style-name="ce1">
            <text:p>23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400" table:style-name="ce1">
            <text:p>400</text:p>
          </table:table-cell>
          <table:table-cell table:number-columns-repeated="2" table:style-name="ce1"/>
          <table:table-cell office:value-type="float" office:value="400" table:formula="of:=[.E23]" table:style-name="ce1">
            <text:p>400</text:p>
          </table:table-cell>
          <table:table-cell table:number-columns-repeated="16376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3" table:style-name="ce1"/>
          <table:table-cell office:value-type="float" office:value="0" table:formula="of:=[.E24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number-columns-repeated="3" table:style-name="ce1"/>
          <table:table-cell office:value-type="float" office:value="0" table:formula="of:=[.E25]" table:style-name="ce1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00" table:formula="of:=[.E26]" table:style-name="ce1">
            <text:p>20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27]" table:style-name="ce1">
            <text:p>6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3" table:style-name="ce1"/>
          <table:table-cell office:value-type="float" office:value="0" table:formula="of:=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32]" table:style-name="ce1">
            <text:p>4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office:value-type="float" office:value="10" table:style-name="ce1">
            <text:p>10</text:p>
          </table:table-cell>
          <table:table-cell table:style-name="ce16"/>
          <table:table-cell table:style-name="ce1"/>
          <table:table-cell office:value-type="float" office:value="10" table:formula="of:=[.E33]" table:style-name="ce1">
            <text:p>1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E34]" table:style-name="ce1">
            <text:p>8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formula="of:=[.E35]" table:style-name="ce1">
            <text:p>8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36]" table:style-name="ce1">
            <text:p>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80" table:formula="of:=[.E37]" table:style-name="ce1">
            <text:p>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400" table:style-name="ce1">
            <text:p>400</text:p>
          </table:table-cell>
          <table:table-cell table:number-columns-repeated="2" table:style-name="ce1"/>
          <table:table-cell office:value-type="float" office:value="400" table:formula="of:=[.E38]" table:style-name="ce1">
            <text:p>4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table:number-columns-repeated="3" table:style-name="ce1"/>
          <table:table-cell office:value-type="float" office:value="0" table:formula="of:=[.E41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1"/>
          <table:table-cell office:value-type="float" office:value="450" table:formula="of:=[.E43]" table:style-name="ce1">
            <text:p>4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200" table:style-name="ce1">
            <text:p>1200</text:p>
          </table:table-cell>
          <table:table-cell table:number-columns-repeated="2" table:style-name="ce1"/>
          <table:table-cell office:value-type="float" office:value="1200" table:formula="of:=[.E44]" table:style-name="ce1">
            <text:p>12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45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48]" table:style-name="ce1">
            <text:p>10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8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9"/>
          <table:table-cell table:style-name="ce1"/>
          <table:table-cell table:style-name="ce20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10"/>
          <table:table-cell office:value-type="float" office:value="6701" table:formula="of:=SUM([.E2:.E54])" table:style-name="ce21">
            <text:p>6701</text:p>
          </table:table-cell>
          <table:table-cell table:number-columns-repeated="2" table:style-name="ce1"/>
          <table:table-cell office:value-type="float" office:value="6677" table:formula="of:=SUM([.H2:.H54])" table:style-name="ce21">
            <text:p>6677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10"/>
          <table:table-cell table:style-name="ce21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22"/>
          <table:table-cell table:style-name="ce21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10"/>
          <table:table-cell table:style-name="ce21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8-26T08:56:04Z</dc:date>
    <meta:print-date>2025-07-12T11:57:59Z</meta:print-date>
    <meta:editing-cycles>180</meta:editing-cycles>
    <meta:editing-duration>PT359342S</meta:editing-duration>
  </office:meta>
</office:document-meta>
</file>